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c218" officeooo:paragraph-rsid="0001c218" style:font-weight-asian="bold" style:font-weight-complex="bold"/>
    </style:style>
    <style:style style:name="P2" style:family="paragraph" style:parent-style-name="Standard" style:list-style-name="L1">
      <style:text-properties fo:font-weight="bold" officeooo:rsid="0001c218" officeooo:paragraph-rsid="0001c218" style:font-weight-asian="bold" style:font-weight-complex="bold"/>
    </style:style>
    <style:style style:name="P3" style:family="paragraph" style:parent-style-name="Standard" style:list-style-name="L1">
      <style:text-properties fo:font-weight="bold" officeooo:rsid="00026bea" officeooo:paragraph-rsid="00026bea" style:font-weight-asian="bold" style:font-weight-complex="bold"/>
    </style:style>
    <style:style style:name="P4" style:family="paragraph" style:parent-style-name="Standard">
      <style:text-properties fo:font-weight="bold" officeooo:rsid="00026bea" officeooo:paragraph-rsid="00026bea" style:font-weight-asian="bold" style:font-weight-complex="bold"/>
    </style:style>
    <style:style style:name="P5" style:family="paragraph" style:parent-style-name="Standard">
      <style:text-properties fo:font-weight="bold" officeooo:rsid="00041241" officeooo:paragraph-rsid="00041241" style:font-weight-asian="bold" style:font-weight-complex="bold"/>
    </style:style>
    <style:style style:name="P6" style:family="paragraph" style:parent-style-name="Standard" style:list-style-name="L2">
      <style:text-properties fo:font-weight="bold" officeooo:rsid="00041241" officeooo:paragraph-rsid="00041241" style:font-weight-asian="bold" style:font-weight-complex="bold"/>
    </style:style>
    <style:style style:name="P7" style:family="paragraph" style:parent-style-name="Standard" style:list-style-name="L2">
      <style:text-properties fo:font-weight="bold" officeooo:rsid="0004995b" officeooo:paragraph-rsid="0004995b" style:font-weight-asian="bold" style:font-weight-complex="bold"/>
    </style:style>
    <style:style style:name="P8" style:family="paragraph" style:parent-style-name="Standard" style:list-style-name="L2">
      <style:text-properties fo:font-weight="bold" officeooo:rsid="000653b4" officeooo:paragraph-rsid="000653b4" style:font-weight-asian="bold" style:font-weight-complex="bold"/>
    </style:style>
    <style:style style:name="P9" style:family="paragraph" style:parent-style-name="Standard" style:list-style-name="L2">
      <style:text-properties fo:font-weight="bold" officeooo:rsid="00079e18" officeooo:paragraph-rsid="00079e18" style:font-weight-asian="bold" style:font-weight-complex="bold"/>
    </style:style>
    <style:style style:name="P10" style:family="paragraph" style:parent-style-name="Standard" style:list-style-name="L2">
      <style:text-properties fo:font-weight="bold" officeooo:rsid="0008797a" officeooo:paragraph-rsid="0008797a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33e1" style:font-weight-asian="normal" style:font-weight-complex="normal"/>
    </style:style>
    <style:style style:name="T3" style:family="text">
      <style:text-properties fo:font-weight="normal" officeooo:rsid="00074f6d" style:font-weight-asian="normal" style:font-weight-complex="normal"/>
    </style:style>
    <style:style style:name="T4" style:family="text">
      <style:text-properties fo:color="#ce181e"/>
    </style:style>
    <style:style style:name="T5" style:family="text">
      <style:text-properties fo:color="#ce181e"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ORTO<text:span text:style-name="T1">:</text:span></text:p>
      <text:list xml:id="list3607195308" text:style-name="L1">
        <text:list-item>
          <text:p text:style-name="P2">suspensão<text:span text:style-name="T1"> do IPI;</text:span></text:p>
        </text:list-item>
        <text:list-item>
          <text:p text:style-name="P2"><text:span text:style-name="T1">saída do industrial destinado a ativo imobilizado para uso exclusivo em porto nas operações da carga, descarga, dragagem, Centros de Treinamento de Pessoal;</text:span></text:p>
        </text:list-item>
        <text:list-item>
          <text:p text:style-name="P2"><text:span text:style-name="T1">desembaraço aduaneiro em importação direta de máquinas e equipamentos por beneficiário para uso exclusivo nos mesmos termos do item acima;</text:span></text:p>
        </text:list-item>
        <text:list-item>
          <text:p text:style-name="P3"><text:span text:style-name="T1">após </text:span>5 anos<text:span text:style-name="T1">, suspensão converte-se em </text:span>isenção<text:span text:style-name="T2">, contados da data do FG.</text:span></text:p>
        </text:list-item>
      </text:list>
      <text:p text:style-name="P4"><text:span text:style-name="T2"/></text:p>
      <text:p text:style-name="P5">Rotulagem e marcação<text:span text:style-name="T1">:</text:span></text:p>
      <text:list xml:id="list3172766188" text:style-name="L2">
        <text:list-item>
          <text:p text:style-name="P6"><text:span text:style-name="T1">deve ser feita </text:span>antes<text:span text:style-name="T1"> </text:span>da saída do estabelecimento<text:span text:style-name="T1">; </text:span><text:span text:style-name="T5">[produtos importados </text:span><text:span text:style-name="T4">podem</text:span><text:span text:style-name="T5"> sair da repartição aduaneira (desembaraço aduaneiro) </text:span><text:span text:style-name="T4">sem</text:span><text:span text:style-name="T5"> que se faça a rotulagem e marcação]</text:span></text:p>
        </text:list-item>
        <text:list-item>
          <text:p text:style-name="P7"><text:span text:style-name="T1">será feita no idioma nacional, excetuados os nomes dos produtos e outras expressões que não tenham correspondência com o português, e a respectiva marca, se estiver registrada no INPI;</text:span></text:p>
          <text:list>
            <text:list-item>
              <text:p text:style-name="P8">Atenção!<text:span text:style-name="T1"> Essa regra </text:span>não<text:span text:style-name="T1"> se aplica aos produtos destinados a exportação, cuja rotulagem e marcação poderão ser adaptados às exigências do mercado </text:span><text:span text:style-name="T3">estrangeiro importador;</text:span></text:p>
            </text:list-item>
          </text:list>
        </text:list-item>
        <text:list-item>
          <text:p text:style-name="P9"><text:span text:style-name="T3">m</text:span><text:span text:style-name="T1">etais preciosos:</text:span></text:p>
          <text:list>
            <text:list-item>
              <text:p text:style-name="P9"><text:span text:style-name="T1">fabricantes, licitantes e importadores devem fazer punção, gravação ou semelhantes:</text:span></text:p>
              <text:list>
                <text:list-item>
                  <text:p text:style-name="P9"><text:span text:style-name="T1">unidade federada de situação;</text:span></text:p>
                </text:list-item>
                <text:list-item>
                  <text:p text:style-name="P9"><text:span text:style-name="T1">3 últimos algarismos do CNPJ;</text:span></text:p>
                </text:list-item>
                <text:list-item>
                  <text:p text:style-name="P9"><text:span text:style-name="T1">teor, em milésimos, do metal precioso empregado ou espessura;</text:span></text:p>
                </text:list-item>
              </text:list>
            </text:list-item>
            <text:list-item>
              <text:p text:style-name="P10"><text:span text:style-name="T1">produto nacional → punção/gravação </text:span>antes<text:span text:style-name="T1"> do FG;</text:span></text:p>
            </text:list-item>
            <text:list-item>
              <text:p text:style-name="P10"><text:span text:style-name="T1">produto importado → punção/gravação em até </text:span>8 dias da entrada no estabelecimento<text:span text:style-name="T1">;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16T20:49:34.366000000</dc:date>
    <meta:editing-duration>PT23M5S</meta:editing-duration>
    <meta:editing-cycles>9</meta:editing-cycles>
    <meta:document-statistic meta:table-count="0" meta:image-count="0" meta:object-count="0" meta:page-count="1" meta:paragraph-count="16" meta:word-count="203" meta:character-count="1291" meta:non-whitespace-character-count="1118"/>
  </office:meta>
</office:document-meta>
</file>